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start" style:justify-single-word="false"/>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Heading_20_1" style:master-page-name="First_20_Page">
      <style:paragraph-properties style:page-number="auto"/>
    </style:style>
    <style:style style:name="P13" style:family="paragraph" style:parent-style-name="Standard">
      <style:paragraph-properties fo:text-align="start" style:justify-single-word="false"/>
    </style:style>
    <style:style style:name="P14" style:family="paragraph">
      <style:paragraph-properties style:writing-mode="lr-tb"/>
    </style:style>
    <style:style style:name="P1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93514496" text:id="ct793514496">
          <text:insertion>
            <office:change-info>
              <dc:creator>Bob Jacobsen</dc:creator>
              <dc:date>2012-08-19T22:14:00</dc:date>
            </office:change-info>
          </text:insertion>
        </text:changed-region>
        <text:changed-region xml:id="ct539527216" text:id="ct539527216">
          <text:insertion>
            <office:change-info>
              <dc:creator>Bob Jacobsen</dc:creator>
              <dc:date>2012-08-19T22:15:00</dc:date>
            </office:change-info>
          </text:insertion>
        </text:changed-region>
        <text:changed-region xml:id="ct793526464" text:id="ct793526464">
          <text:insertion>
            <office:change-info>
              <dc:creator>Bob Jacobsen</dc:creator>
              <dc:date>2012-08-19T22:20:00</dc:date>
            </office:change-info>
          </text:insertion>
        </text:changed-region>
        <text:changed-region xml:id="ct89056912" text:id="ct89056912">
          <text:insertion>
            <office:change-info>
              <dc:creator>Bob Jacobsen</dc:creator>
              <dc:date>2012-08-19T22:21:00</dc:date>
            </office:change-info>
          </text:insertion>
        </text:changed-region>
        <text:changed-region xml:id="ct88882864" text:id="ct88882864">
          <text:insertion>
            <office:change-info>
              <dc:creator>Bob Jacobsen</dc:creator>
              <dc:date>2012-08-19T22:15:00</dc:date>
            </office:change-info>
          </text:insertion>
        </text:changed-region>
        <text:changed-region xml:id="ct538819936" text:id="ct538819936">
          <text:deletion>
            <office:change-info>
              <dc:creator>Bob Jacobsen</dc:creator>
              <dc:date>2012-08-19T22:16:00</dc:date>
            </office:change-info>
            <text:p text:style-name="Standard">The length of the field is constrained by the CAN frame length. </text:p>
            <text:p text:style-name="Standard"/>
          </text:deletion>
        </text:changed-region>
        <text:changed-region xml:id="ct793286912" text:id="ct793286912">
          <text:deletion>
            <office:change-info>
              <dc:creator>Bob Jacobsen</dc:creator>
              <dc:date>2012-08-19T22:16:00</dc:date>
            </office:change-info>
            <text:p text:style-name="P1">0x00 00 00 00 00 08 through 0x00 00 00 00 00 01 are reserved for control of future expansion. They'll eventually be needed when there are more protocols defined than can fit in a single CAN frame. One way of doing the expansion is to return more than one frame, which the individual frames identified using these bits. To preserve compatibility with that possibility, nodes built now must ignore frames that have one or more 1 bits in that field, so that they are not confused by future expansion frames.</text:p>
            <text:p text:style-name="P1"/>
          </text:deletion>
        </text:changed-region>
        <text:changed-region xml:id="ct89057152" text:id="ct89057152">
          <text:insertion>
            <office:change-info>
              <dc:creator>Bob Jacobsen</dc:creator>
              <dc:date>2012-08-19T22:21:00</dc:date>
            </office:change-info>
          </text:insertion>
        </text:changed-region>
        <text:changed-region xml:id="ct529125248" text:id="ct529125248">
          <text:insertion>
            <office:change-info>
              <dc:creator>Bob Jacobsen</dc:creator>
              <dc:date>2012-08-19T22:22:00</dc:date>
            </office:change-info>
          </text:insertion>
        </text:changed-region>
        <text:changed-region xml:id="ct538432832" text:id="ct538432832">
          <text:insertion>
            <office:change-info>
              <dc:creator>Bob Jacobsen</dc:creator>
              <dc:date>2012-08-18T02:35:00</dc:date>
            </office:change-info>
          </text:insertion>
        </text:changed-region>
        <text:changed-region xml:id="ct528847408" text:id="ct528847408">
          <text:insertion>
            <office:change-info>
              <dc:creator>Bob Jacobsen</dc:creator>
              <dc:date>2012-08-18T02: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text:h>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check whether an addressed protocol is supported by a node before attempting to use the protocol. If it's not, the standard error handling mechanism will indicate that.</text:p>
      <text:p text:style-name="Standard">This protocol provides a way to check, without errors, whether the protocol is supported. Avoiding errors provides a cleaner system. <text:s/>Further, this protocol can check support for protocols that use global (non-addressed messages); nodes are not permitted to return errors for global messages.</text:p>
      <text:h text:style-name="Heading_20_1" text:outline-level="1">Annotations to the Standard</text:h>
      <text:h text:style-name="Heading_20_2" text:outline-level="2">Introduction<text:change-start text:change-id="ct793514496"/></text:h>
      <text:p text:style-name="Standard"><text:change-end text:change-id="ct793514496"/><text:change-start text:change-id="ct539527216"/>(No annotations)<text:change-end text:change-id="ct539527216"/></text:p>
      <text:h text:style-name="Heading_20_2" text:outline-level="2">Intended Use</text:h>
      <text:p text:style-name="Standard">Although this protocol isn't mandatory, it's a very good idea to provide it. <text:s/>High-function nodes such as PC programs are likely to use it to customize their operation. Programmers are more likely to use this protocol rather than write special error-handling code for each of the many different protocols. Use of this protocol also avoids “intentional errors”, which might confuse or annoy users.</text:p>
      <text:h text:style-name="Heading_20_2" text:outline-level="2">Reference and Context</text:h>
      <text:p text:style-name="Standard">We don't explicitly reference all the protocol definitions that are associated with specific bits. <text:s/>Implementors can find them from the protocol names, and we don't want to clog up this section of the Standard <text:span text:style-name="T5">with a</text:span> set of references that we'll <text:span text:style-name="T5">have</text:span> to update continually.</text:p>
      <text:h text:style-name="Heading_20_2" text:outline-level="2"><text:soft-page-break/>Messages</text:h>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change-start text:change-id="ct793526464"/></text:p>
      <text:p text:style-name="Standard">The requirement for messages of “six or more bytes” is to allow for future expansion. <text:s/>Messages of more than 6 bytes on CAN will be sent using the start/end <text:change-end text:change-id="ct793526464"/><text:change-start text:change-id="ct89056912"/>message framing bits.<text:change-end text:change-id="ct89056912"/></text:p>
      <text:h text:style-name="Heading_20_2" text:outline-level="2">Interactions</text:h>
      <text:p text:style-name="Standard">Other nodes can snoop on these interactions to learn the protocols supported by a node, without having to send their own inquiry. <text:s/>It's not expected that the protocols supported by a specific node will change with time, although the Standard does not require that they be immutable.<text:change-start text:change-id="ct88882864"/> There's no mechanism for a node to request an update if the list of supported protocols changes.<text:change-end text:change-id="ct88882864"/></text:p>
      <text:p text:style-name="Standard">A node supporting this protocol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h text:style-name="Heading_20_2" text:outline-level="2">Protocol Identification Values</text:h>
      <text:p text:style-name="Standard"><text:change text:change-id="ct538819936"/>OpenLCB is big-endian, so these have been assigned from the MSB of the 1<text:span text:style-name="T4">st</text:span> byte.</text:p>
      <text:p text:style-name="Standard">The MSB for Protocol Identification Protocol is always 1, because it has to be present for the reply to be generated.</text:p>
      <text:p text:style-name="P1"><text:change text:change-id="ct793286912"/>In general, nodes using this protocol don't need to know the meaning of bits defined after the node was created. <text:s/>A node is looking to see whether a particular protocol is present or not so that it <text:span text:style-name="T5">can</text:span> select what actions to take. <text:s/>A newly-defined protocol isn't among the things that the node will try to reason about. <text:s/>This allows us to eventually extend the length of the reply in any one of several ways.</text:p>
      <text:p text:style-name="P1">We define the bits here, rather than in the individual protocol definitions, to reduce the risk of duplicate assignments. Duplicate assignments would be obvious here, but not so much when spread across separate documents.<text:change-start text:change-id="ct89057152"/></text:p>
      <text:p text:style-name="P1">Before the CAN message start/end bits were defined, the 0x00 00 00 00 00 0F bits in the PIP reply message were defined <text:change-end text:change-id="ct89057152"/><text:change-start text:change-id="ct529125248"/>for expansion. <text:s/>Nodes where to ignore any frames with one or more of those bits <text:soft-page-break/>set. That mechanism is no longer present, but some of those nodes exist, so for backwards compatibility those bits are permanently reserved.<text:change-end text:change-id="ct529125248"/></text:p>
      <text:h text:style-name="Heading_20_1" text:outline-level="1">Extensions and Alternatives</text:h>
      <text:p text:style-name="Standard">This protocol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change-start text:change-id="ct538432832"/></text:p>
      <text:p text:style-name="Standard">The information returned is intended to be considered static: <text:s/>A node may request it and never have to request it again, because it won't change.<text:change-end text:change-id="ct538432832"/><text:change-start text:change-id="ct528847408"/> <text:s/>(For development purposes, a node might be reprogrammed, so <text:span text:style-name="T5">it might be useful if configuration tools have a way to force rescan of this data)</text:span><text:change-end text:change-id="ct52884740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tandard<text:tab/>1</text:p>
          <text:p text:style-name="P10"><text:s/>2.1 Introduction<text:tab/>1</text:p>
          <text:p text:style-name="P10"><text:s/>2.2 Intended Use<text:tab/>1</text:p>
          <text:p text:style-name="P10"><text:s/>2.3 Reference and Context<text:tab/>1</text:p>
          <text:p text:style-name="P10"><text:s/>2.4 Messages<text:tab/>2</text:p>
          <text:p text:style-name="P10"><text:s/>2.5 Interactions<text:tab/>2</text:p>
          <text:p text:style-name="P10"><text:s/>2.6 Protocol Identification Values<text:tab/>2</text:p>
          <text:p text:style-name="P11"><text:s/>3 Extensions and Alternatives<text:tab/>3</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Protocol Identification Protocol Technical Note</text:p>
      </style:header>
      <style:footer>
        <text:p text:style-name="MP4"><text:span text:style-name="Page_20_Number"><text:span text:style-name="MT2">Copyright 2011-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span text:style-name="Page_20_Number"><text:span text:style-name="MT2"><text:date style:data-style-name="N75" text:date-value="2012-08-19T22:25:29">Aug 19, 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Protocol Identific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8-19T22:25:29">Aug 19,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span text:style-name="Page_20_Number"><text:span text:style-name="MT4"><text:date style:data-style-name="N75" text:date-value="2012-08-19T22:25:29">Aug 19,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Protocol Identification Protocol Technical Note</dc:title>
    <meta:initial-creator>Alex Shepherd</meta:initial-creator>
    <meta:creation-date>2009-01-22T07:11:27</meta:creation-date>
    <meta:editing-cycles>96</meta:editing-cycles>
    <meta:editing-duration>PT13H42M25S</meta:editing-duration>
    <meta:generator>OpenOffice.org/3.4$Unix OpenOffice.org_project/340m1$Build-9590</meta:generator>
    <dc:date>2012-08-19T22:25:29</dc:date>
    <dc:creator>Bob Jacobsen</dc:creator>
    <meta:keyword>OpenLCB Protocol Identification</meta:keyword>
    <meta:document-statistic meta:table-count="1" meta:image-count="1" meta:object-count="0" meta:page-count="3" meta:paragraph-count="47" meta:word-count="1060" meta:character-count="6395"/>
    <meta:user-defined meta:name="Info 1"/>
    <meta:user-defined meta:name="Info 2"/>
    <meta:user-defined meta:name="Info 3"/>
    <meta:user-defined meta:name="Info 4"/>
  </office:meta>
</office:document-meta>
</file>